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64pt"/>
    </style:style>
    <style:style style:name="co2" style:family="table-column">
      <style:table-column-properties fo:break-before="auto" style:column-width="75.34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9.8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17.42pt" svg:y="0pt">
            <loext:p draw:notify-on-update-of-ranges="Sheet1.A2:Sheet1.A2 Sheet1.A3:Sheet1.A35 Sheet1.B2:Sheet1.B2 Sheet1.B3:Sheet1.B35 Sheet1.C2:Sheet1.C2 Sheet1.C3:Sheet1.C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Vectorized Array Multiplcation and Reductio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Length</text:p>
          </table:table-cell>
          <table:table-cell office:value-type="string" calcext:value-type="string">
            <text:p>Non-Reduction</text:p>
          </table:table-cell>
          <table:table-cell table:style-name="ce3" office:value-type="string" calcext:value-type="string">
            <text:p>Reduction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.549482" calcext:value-type="float">
            <text:p>1.549482</text:p>
          </table:table-cell>
          <table:table-cell office:value-type="float" office:value="1.703754" calcext:value-type="float">
            <text:p>1.703754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2.505125" calcext:value-type="float">
            <text:p>2.505125</text:p>
          </table:table-cell>
          <table:table-cell office:value-type="float" office:value="7.585893" calcext:value-type="float">
            <text:p>7.585893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3.165735" calcext:value-type="float">
            <text:p>3.165735</text:p>
          </table:table-cell>
          <table:table-cell office:value-type="float" office:value="7.568983" calcext:value-type="float">
            <text:p>7.568983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office:value-type="float" office:value="3.139292" calcext:value-type="float">
            <text:p>3.139292</text:p>
          </table:table-cell>
          <table:table-cell office:value-type="float" office:value="7.53775" calcext:value-type="float">
            <text:p>7.53775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3.483168" calcext:value-type="float">
            <text:p>3.483168</text:p>
          </table:table-cell>
          <table:table-cell office:value-type="float" office:value="7.528567" calcext:value-type="float">
            <text:p>7.528567</text:p>
          </table:table-cell>
        </table:table-row>
        <table:table-row table:style-name="ro2">
          <table:table-cell office:value-type="float" office:value="5000000" calcext:value-type="float">
            <text:p>5000000</text:p>
          </table:table-cell>
          <table:table-cell office:value-type="float" office:value="3.906835" calcext:value-type="float">
            <text:p>3.906835</text:p>
          </table:table-cell>
          <table:table-cell office:value-type="float" office:value="6.19092" calcext:value-type="float">
            <text:p>6.19092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2.882271" calcext:value-type="float">
            <text:p>2.882271</text:p>
          </table:table-cell>
          <table:table-cell office:value-type="float" office:value="7.35998" calcext:value-type="float">
            <text:p>7.35998</text:p>
          </table:table-cell>
        </table:table-row>
        <table:table-row table:style-name="ro2">
          <table:table-cell office:value-type="float" office:value="7000000" calcext:value-type="float">
            <text:p>7000000</text:p>
          </table:table-cell>
          <table:table-cell office:value-type="float" office:value="2.921315" calcext:value-type="float">
            <text:p>2.921315</text:p>
          </table:table-cell>
          <table:table-cell office:value-type="float" office:value="7.405128" calcext:value-type="float">
            <text:p>7.405128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4.432095" calcext:value-type="float">
            <text:p>4.432095</text:p>
          </table:table-cell>
          <table:table-cell office:value-type="float" office:value="7.499025" calcext:value-type="float">
            <text:p>7.499025</text:p>
          </table:table-cell>
        </table:table-row>
        <table:table-row table:style-name="ro2">
          <table:table-cell office:value-type="float" office:value="9000000" calcext:value-type="float">
            <text:p>9000000</text:p>
          </table:table-cell>
          <table:table-cell office:value-type="float" office:value="3.809526" calcext:value-type="float">
            <text:p>3.809526</text:p>
          </table:table-cell>
          <table:table-cell office:value-type="float" office:value="7.479907" calcext:value-type="float">
            <text:p>7.479907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3.708605" calcext:value-type="float">
            <text:p>3.708605</text:p>
          </table:table-cell>
          <table:table-cell office:value-type="float" office:value="7.555506" calcext:value-type="float">
            <text:p>7.555506</text:p>
          </table:table-cell>
        </table:table-row>
        <table:table-row table:style-name="ro2">
          <table:table-cell office:value-type="float" office:value="11000000" calcext:value-type="float">
            <text:p>11000000</text:p>
          </table:table-cell>
          <table:table-cell office:value-type="float" office:value="3.842442" calcext:value-type="float">
            <text:p>3.842442</text:p>
          </table:table-cell>
          <table:table-cell office:value-type="float" office:value="7.57633" calcext:value-type="float">
            <text:p>7.57633</text:p>
          </table:table-cell>
        </table:table-row>
        <table:table-row table:style-name="ro2">
          <table:table-cell office:value-type="float" office:value="12000000" calcext:value-type="float">
            <text:p>12000000</text:p>
          </table:table-cell>
          <table:table-cell office:value-type="float" office:value="3.809073" calcext:value-type="float">
            <text:p>3.809073</text:p>
          </table:table-cell>
          <table:table-cell office:value-type="float" office:value="7.535654" calcext:value-type="float">
            <text:p>7.535654</text:p>
          </table:table-cell>
        </table:table-row>
        <table:table-row table:style-name="ro2">
          <table:table-cell office:value-type="float" office:value="13000000" calcext:value-type="float">
            <text:p>13000000</text:p>
          </table:table-cell>
          <table:table-cell office:value-type="float" office:value="3.81506" calcext:value-type="float">
            <text:p>3.81506</text:p>
          </table:table-cell>
          <table:table-cell office:value-type="float" office:value="7.506073" calcext:value-type="float">
            <text:p>7.506073</text:p>
          </table:table-cell>
        </table:table-row>
        <table:table-row table:style-name="ro2">
          <table:table-cell office:value-type="float" office:value="14000000" calcext:value-type="float">
            <text:p>14000000</text:p>
          </table:table-cell>
          <table:table-cell office:value-type="float" office:value="3.828529" calcext:value-type="float">
            <text:p>3.828529</text:p>
          </table:table-cell>
          <table:table-cell office:value-type="float" office:value="7.527486" calcext:value-type="float">
            <text:p>7.527486</text:p>
          </table:table-cell>
        </table:table-row>
        <table:table-row table:style-name="ro2">
          <table:table-cell office:value-type="float" office:value="15000000" calcext:value-type="float">
            <text:p>15000000</text:p>
          </table:table-cell>
          <table:table-cell office:value-type="float" office:value="3.146829" calcext:value-type="float">
            <text:p>3.146829</text:p>
          </table:table-cell>
          <table:table-cell office:value-type="float" office:value="7.36315" calcext:value-type="float">
            <text:p>7.36315</text:p>
          </table:table-cell>
        </table:table-row>
        <table:table-row table:style-name="ro2">
          <table:table-cell office:value-type="float" office:value="16000000" calcext:value-type="float">
            <text:p>16000000</text:p>
          </table:table-cell>
          <table:table-cell office:value-type="float" office:value="3.749459" calcext:value-type="float">
            <text:p>3.749459</text:p>
          </table:table-cell>
          <table:table-cell office:value-type="float" office:value="7.543507" calcext:value-type="float">
            <text:p>7.543507</text:p>
          </table:table-cell>
        </table:table-row>
        <table:table-row table:style-name="ro2">
          <table:table-cell office:value-type="float" office:value="17000000" calcext:value-type="float">
            <text:p>17000000</text:p>
          </table:table-cell>
          <table:table-cell office:value-type="float" office:value="3.780014" calcext:value-type="float">
            <text:p>3.780014</text:p>
          </table:table-cell>
          <table:table-cell office:value-type="float" office:value="7.585005" calcext:value-type="float">
            <text:p>7.585005</text:p>
          </table:table-cell>
        </table:table-row>
        <table:table-row table:style-name="ro2">
          <table:table-cell office:value-type="float" office:value="18000000" calcext:value-type="float">
            <text:p>18000000</text:p>
          </table:table-cell>
          <table:table-cell office:value-type="float" office:value="3.809894" calcext:value-type="float">
            <text:p>3.809894</text:p>
          </table:table-cell>
          <table:table-cell office:value-type="float" office:value="7.534399" calcext:value-type="float">
            <text:p>7.534399</text:p>
          </table:table-cell>
        </table:table-row>
        <table:table-row table:style-name="ro2">
          <table:table-cell office:value-type="float" office:value="19000000" calcext:value-type="float">
            <text:p>19000000</text:p>
          </table:table-cell>
          <table:table-cell office:value-type="float" office:value="3.860751" calcext:value-type="float">
            <text:p>3.860751</text:p>
          </table:table-cell>
          <table:table-cell office:value-type="float" office:value="7.531435" calcext:value-type="float">
            <text:p>7.531435</text:p>
          </table:table-cell>
        </table:table-row>
        <table:table-row table:style-name="ro2">
          <table:table-cell office:value-type="float" office:value="20000000" calcext:value-type="float">
            <text:p>20000000</text:p>
          </table:table-cell>
          <table:table-cell office:value-type="float" office:value="3.806974" calcext:value-type="float">
            <text:p>3.806974</text:p>
          </table:table-cell>
          <table:table-cell office:value-type="float" office:value="7.566143" calcext:value-type="float">
            <text:p>7.566143</text:p>
          </table:table-cell>
        </table:table-row>
        <table:table-row table:style-name="ro2">
          <table:table-cell office:value-type="float" office:value="21000000" calcext:value-type="float">
            <text:p>21000000</text:p>
          </table:table-cell>
          <table:table-cell office:value-type="float" office:value="3.354155" calcext:value-type="float">
            <text:p>3.354155</text:p>
          </table:table-cell>
          <table:table-cell office:value-type="float" office:value="7.111096" calcext:value-type="float">
            <text:p>7.111096</text:p>
          </table:table-cell>
        </table:table-row>
        <table:table-row table:style-name="ro2">
          <table:table-cell office:value-type="float" office:value="22000000" calcext:value-type="float">
            <text:p>22000000</text:p>
          </table:table-cell>
          <table:table-cell office:value-type="float" office:value="3.938343" calcext:value-type="float">
            <text:p>3.938343</text:p>
          </table:table-cell>
          <table:table-cell office:value-type="float" office:value="7.545819" calcext:value-type="float">
            <text:p>7.545819</text:p>
          </table:table-cell>
        </table:table-row>
        <table:table-row table:style-name="ro2">
          <table:table-cell office:value-type="float" office:value="23000000" calcext:value-type="float">
            <text:p>23000000</text:p>
          </table:table-cell>
          <table:table-cell office:value-type="float" office:value="3.821408" calcext:value-type="float">
            <text:p>3.821408</text:p>
          </table:table-cell>
          <table:table-cell office:value-type="float" office:value="7.559042" calcext:value-type="float">
            <text:p>7.559042</text:p>
          </table:table-cell>
        </table:table-row>
        <table:table-row table:style-name="ro2">
          <table:table-cell office:value-type="float" office:value="24000000" calcext:value-type="float">
            <text:p>24000000</text:p>
          </table:table-cell>
          <table:table-cell office:value-type="float" office:value="3.856352" calcext:value-type="float">
            <text:p>3.856352</text:p>
          </table:table-cell>
          <table:table-cell office:value-type="float" office:value="7.548422" calcext:value-type="float">
            <text:p>7.548422</text:p>
          </table:table-cell>
        </table:table-row>
        <table:table-row table:style-name="ro2">
          <table:table-cell office:value-type="float" office:value="25000000" calcext:value-type="float">
            <text:p>25000000</text:p>
          </table:table-cell>
          <table:table-cell office:value-type="float" office:value="3.83341" calcext:value-type="float">
            <text:p>3.83341</text:p>
          </table:table-cell>
          <table:table-cell office:value-type="float" office:value="7.529081" calcext:value-type="float">
            <text:p>7.529081</text:p>
          </table:table-cell>
        </table:table-row>
        <table:table-row table:style-name="ro2">
          <table:table-cell office:value-type="float" office:value="26000000" calcext:value-type="float">
            <text:p>26000000</text:p>
          </table:table-cell>
          <table:table-cell office:value-type="float" office:value="3.865509" calcext:value-type="float">
            <text:p>3.865509</text:p>
          </table:table-cell>
          <table:table-cell office:value-type="float" office:value="7.520887" calcext:value-type="float">
            <text:p>7.520887</text:p>
          </table:table-cell>
        </table:table-row>
        <table:table-row table:style-name="ro2">
          <table:table-cell office:value-type="float" office:value="27000000" calcext:value-type="float">
            <text:p>27000000</text:p>
          </table:table-cell>
          <table:table-cell office:value-type="float" office:value="3.907911" calcext:value-type="float">
            <text:p>3.907911</text:p>
          </table:table-cell>
          <table:table-cell office:value-type="float" office:value="7.275089" calcext:value-type="float">
            <text:p>7.275089</text:p>
          </table:table-cell>
        </table:table-row>
        <table:table-row table:style-name="ro2">
          <table:table-cell office:value-type="float" office:value="28000000" calcext:value-type="float">
            <text:p>28000000</text:p>
          </table:table-cell>
          <table:table-cell office:value-type="float" office:value="3.86169" calcext:value-type="float">
            <text:p>3.86169</text:p>
          </table:table-cell>
          <table:table-cell office:value-type="float" office:value="6.4535" calcext:value-type="float">
            <text:p>6.4535</text:p>
          </table:table-cell>
        </table:table-row>
        <table:table-row table:style-name="ro2">
          <table:table-cell office:value-type="float" office:value="29000000" calcext:value-type="float">
            <text:p>29000000</text:p>
          </table:table-cell>
          <table:table-cell office:value-type="float" office:value="3.856776" calcext:value-type="float">
            <text:p>3.856776</text:p>
          </table:table-cell>
          <table:table-cell office:value-type="float" office:value="7.570984" calcext:value-type="float">
            <text:p>7.570984</text:p>
          </table:table-cell>
        </table:table-row>
        <table:table-row table:style-name="ro2">
          <table:table-cell office:value-type="float" office:value="30000000" calcext:value-type="float">
            <text:p>30000000</text:p>
          </table:table-cell>
          <table:table-cell office:value-type="float" office:value="3.829537" calcext:value-type="float">
            <text:p>3.829537</text:p>
          </table:table-cell>
          <table:table-cell office:value-type="float" office:value="7.547186" calcext:value-type="float">
            <text:p>7.547186</text:p>
          </table:table-cell>
        </table:table-row>
        <table:table-row table:style-name="ro2">
          <table:table-cell office:value-type="float" office:value="31000000" calcext:value-type="float">
            <text:p>31000000</text:p>
          </table:table-cell>
          <table:table-cell office:value-type="float" office:value="3.123247" calcext:value-type="float">
            <text:p>3.123247</text:p>
          </table:table-cell>
          <table:table-cell office:value-type="float" office:value="7.344575" calcext:value-type="float">
            <text:p>7.344575</text:p>
          </table:table-cell>
        </table:table-row>
        <table:table-row table:style-name="ro2">
          <table:table-cell office:value-type="float" office:value="32000000" calcext:value-type="float">
            <text:p>32000000</text:p>
          </table:table-cell>
          <table:table-cell office:value-type="float" office:value="4.375939" calcext:value-type="float">
            <text:p>4.375939</text:p>
          </table:table-cell>
          <table:table-cell office:value-type="float" office:value="6.571261" calcext:value-type="float">
            <text:p>6.571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3:55:10.813000000</meta:creation-date>
    <dc:date>2016-05-17T14:22:02.280000000</dc:date>
    <meta:editing-duration>PT1H12M19S</meta:editing-duration>
    <meta:editing-cycles>2</meta:editing-cycles>
    <meta:generator>LibreOffice/5.0.0.5$Windows_x86 LibreOffice_project/1b1a90865e348b492231e1c451437d7a15bb262b</meta:generator>
    <meta:document-statistic meta:table-count="1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98cm" svg:y="0.316cm" chart:style-name="ch2">
          <text:p>Vectorized Array Multiplication And Reduction</text:p>
        </chart:title>
        <chart:legend chart:legend-position="end" svg:x="12.407cm" svg:y="3.952cm" style:legend-expansion="high" chart:style-name="ch3"/>
        <chart:plot-area chart:style-name="ch4" table:cell-range-address="Sheet1.A2:Sheet1.C35" chart:data-source-has-labels="both" svg:x="1.331cm" svg:y="1.275cm" svg:width="10.756cm" svg:height="6.564cm">
          <chartooo:coordinate-region svg:x="1.767cm" svg:y="1.275cm" svg:width="9.949cm" svg:height="4.787cm"/>
          <chart:axis chart:dimension="x" chart:name="primary-x" chart:style-name="ch5" chartooo:axis-type="auto">
            <chartooo:date-scale/>
            <chart:title svg:x="4.747cm" svg:y="8.019cm" chart:style-name="ch6">
              <text:p>Number of Array Elements</text:p>
            </chart:title>
            <chart:categories table:cell-range-address="Sheet1.A3:Sheet1.A35"/>
          </chart:axis>
          <chart:axis chart:dimension="y" chart:name="primary-y" chart:style-name="ch5">
            <chart:title svg:x="0.451cm" svg:y="5.95cm" chart:style-name="ch7">
              <text:p>Speed-Up Multiple</text:p>
            </chart:title>
            <chart:grid chart:style-name="ch8" chart:class="major"/>
          </chart:axis>
          <chart:series chart:style-name="ch9" chart:values-cell-range-address="Sheet1.B3:Sheet1.B35" chart:label-cell-address="Sheet1.B2:Sheet1.B2" chart:class="chart:line">
            <chart:data-point chart:repeated="33"/>
          </chart:series>
          <chart:series chart:style-name="ch10" chart:values-cell-range-address="Sheet1.C3:Sheet1.C35" chart:label-cell-address="Sheet1.C2:Sheet1.C2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-Reduction</text:p>
                <draw:g>
                  <svg:desc>Sheet1.B2:Sheet1.B2</svg:desc>
                </draw:g>
              </table:table-cell>
              <table:table-cell office:value-type="string">
                <text:p>Reduction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35</svg:desc>
                </draw:g>
              </table:table-cell>
              <table:table-cell office:value-type="float" office:value="1.549482">
                <text:p>1.549482</text:p>
                <draw:g>
                  <svg:desc>Sheet1.B3:Sheet1.B35</svg:desc>
                </draw:g>
              </table:table-cell>
              <table:table-cell office:value-type="float" office:value="1.703754">
                <text:p>1.703754</text:p>
                <draw:g>
                  <svg:desc>Sheet1.C3:Sheet1.C35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505125">
                <text:p>2.505125</text:p>
              </table:table-cell>
              <table:table-cell office:value-type="float" office:value="7.585893">
                <text:p>7.58589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165735">
                <text:p>3.165735</text:p>
              </table:table-cell>
              <table:table-cell office:value-type="float" office:value="7.568983">
                <text:p>7.56898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.139292">
                <text:p>3.139292</text:p>
              </table:table-cell>
              <table:table-cell office:value-type="float" office:value="7.53775">
                <text:p>7.5377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3.483168">
                <text:p>3.483168</text:p>
              </table:table-cell>
              <table:table-cell office:value-type="float" office:value="7.528567">
                <text:p>7.528567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3.906835">
                <text:p>3.906835</text:p>
              </table:table-cell>
              <table:table-cell office:value-type="float" office:value="6.19092">
                <text:p>6.19092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.882271">
                <text:p>2.882271</text:p>
              </table:table-cell>
              <table:table-cell office:value-type="float" office:value="7.35998">
                <text:p>7.35998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2.921315">
                <text:p>2.921315</text:p>
              </table:table-cell>
              <table:table-cell office:value-type="float" office:value="7.405128">
                <text:p>7.405128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4.432095">
                <text:p>4.432095</text:p>
              </table:table-cell>
              <table:table-cell office:value-type="float" office:value="7.499025">
                <text:p>7.499025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3.809526">
                <text:p>3.809526</text:p>
              </table:table-cell>
              <table:table-cell office:value-type="float" office:value="7.479907">
                <text:p>7.47990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08605">
                <text:p>3.708605</text:p>
              </table:table-cell>
              <table:table-cell office:value-type="float" office:value="7.555506">
                <text:p>7.555506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3.842442">
                <text:p>3.842442</text:p>
              </table:table-cell>
              <table:table-cell office:value-type="float" office:value="7.57633">
                <text:p>7.57633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809073">
                <text:p>3.809073</text:p>
              </table:table-cell>
              <table:table-cell office:value-type="float" office:value="7.535654">
                <text:p>7.535654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3.81506">
                <text:p>3.81506</text:p>
              </table:table-cell>
              <table:table-cell office:value-type="float" office:value="7.506073">
                <text:p>7.506073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3.828529">
                <text:p>3.828529</text:p>
              </table:table-cell>
              <table:table-cell office:value-type="float" office:value="7.527486">
                <text:p>7.527486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146829">
                <text:p>3.146829</text:p>
              </table:table-cell>
              <table:table-cell office:value-type="float" office:value="7.36315">
                <text:p>7.3631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749459">
                <text:p>3.749459</text:p>
              </table:table-cell>
              <table:table-cell office:value-type="float" office:value="7.543507">
                <text:p>7.543507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3.780014">
                <text:p>3.780014</text:p>
              </table:table-cell>
              <table:table-cell office:value-type="float" office:value="7.585005">
                <text:p>7.585005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3.809894">
                <text:p>3.809894</text:p>
              </table:table-cell>
              <table:table-cell office:value-type="float" office:value="7.534399">
                <text:p>7.534399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3.860751">
                <text:p>3.860751</text:p>
              </table:table-cell>
              <table:table-cell office:value-type="float" office:value="7.531435">
                <text:p>7.53143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806974">
                <text:p>3.806974</text:p>
              </table:table-cell>
              <table:table-cell office:value-type="float" office:value="7.566143">
                <text:p>7.566143</text:p>
              </table:table-cell>
            </table:table-row>
            <table:table-row>
              <table:table-cell office:value-type="float" office:value="21000000">
                <text:p>21000000</text:p>
              </table:table-cell>
              <table:table-cell office:value-type="float" office:value="3.354155">
                <text:p>3.354155</text:p>
              </table:table-cell>
              <table:table-cell office:value-type="float" office:value="7.111096">
                <text:p>7.111096</text:p>
              </table:table-cell>
            </table:table-row>
            <table:table-row>
              <table:table-cell office:value-type="float" office:value="22000000">
                <text:p>22000000</text:p>
              </table:table-cell>
              <table:table-cell office:value-type="float" office:value="3.938343">
                <text:p>3.938343</text:p>
              </table:table-cell>
              <table:table-cell office:value-type="float" office:value="7.545819">
                <text:p>7.545819</text:p>
              </table:table-cell>
            </table:table-row>
            <table:table-row>
              <table:table-cell office:value-type="float" office:value="23000000">
                <text:p>23000000</text:p>
              </table:table-cell>
              <table:table-cell office:value-type="float" office:value="3.821408">
                <text:p>3.821408</text:p>
              </table:table-cell>
              <table:table-cell office:value-type="float" office:value="7.559042">
                <text:p>7.559042</text:p>
              </table:table-cell>
            </table:table-row>
            <table:table-row>
              <table:table-cell office:value-type="float" office:value="24000000">
                <text:p>24000000</text:p>
              </table:table-cell>
              <table:table-cell office:value-type="float" office:value="3.856352">
                <text:p>3.856352</text:p>
              </table:table-cell>
              <table:table-cell office:value-type="float" office:value="7.548422">
                <text:p>7.548422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3.83341">
                <text:p>3.83341</text:p>
              </table:table-cell>
              <table:table-cell office:value-type="float" office:value="7.529081">
                <text:p>7.529081</text:p>
              </table:table-cell>
            </table:table-row>
            <table:table-row>
              <table:table-cell office:value-type="float" office:value="26000000">
                <text:p>26000000</text:p>
              </table:table-cell>
              <table:table-cell office:value-type="float" office:value="3.865509">
                <text:p>3.865509</text:p>
              </table:table-cell>
              <table:table-cell office:value-type="float" office:value="7.520887">
                <text:p>7.520887</text:p>
              </table:table-cell>
            </table:table-row>
            <table:table-row>
              <table:table-cell office:value-type="float" office:value="27000000">
                <text:p>27000000</text:p>
              </table:table-cell>
              <table:table-cell office:value-type="float" office:value="3.907911">
                <text:p>3.907911</text:p>
              </table:table-cell>
              <table:table-cell office:value-type="float" office:value="7.275089">
                <text:p>7.275089</text:p>
              </table:table-cell>
            </table:table-row>
            <table:table-row>
              <table:table-cell office:value-type="float" office:value="28000000">
                <text:p>28000000</text:p>
              </table:table-cell>
              <table:table-cell office:value-type="float" office:value="3.86169">
                <text:p>3.86169</text:p>
              </table:table-cell>
              <table:table-cell office:value-type="float" office:value="6.4535">
                <text:p>6.4535</text:p>
              </table:table-cell>
            </table:table-row>
            <table:table-row>
              <table:table-cell office:value-type="float" office:value="29000000">
                <text:p>29000000</text:p>
              </table:table-cell>
              <table:table-cell office:value-type="float" office:value="3.856776">
                <text:p>3.856776</text:p>
              </table:table-cell>
              <table:table-cell office:value-type="float" office:value="7.570984">
                <text:p>7.570984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.829537">
                <text:p>3.829537</text:p>
              </table:table-cell>
              <table:table-cell office:value-type="float" office:value="7.547186">
                <text:p>7.547186</text:p>
              </table:table-cell>
            </table:table-row>
            <table:table-row>
              <table:table-cell office:value-type="float" office:value="31000000">
                <text:p>31000000</text:p>
              </table:table-cell>
              <table:table-cell office:value-type="float" office:value="3.123247">
                <text:p>3.123247</text:p>
              </table:table-cell>
              <table:table-cell office:value-type="float" office:value="7.344575">
                <text:p>7.344575</text:p>
              </table:table-cell>
            </table:table-row>
            <table:table-row>
              <table:table-cell office:value-type="float" office:value="32000000">
                <text:p>32000000</text:p>
              </table:table-cell>
              <table:table-cell office:value-type="float" office:value="4.375939">
                <text:p>4.375939</text:p>
              </table:table-cell>
              <table:table-cell office:value-type="float" office:value="6.571261">
                <text:p>6.571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